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2.18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outline1">
      <style:graphic-properties fo:min-height="12.18cm"/>
    </style:style>
    <style:style style:name="pr5" style:family="presentation" style:parent-style-name="lyt-bluegrey-title">
      <style:graphic-properties fo:min-height="3.506cm"/>
    </style:style>
    <style:style style:name="pr6" style:family="presentation" style:parent-style-name="lyt-bluegrey-outline1">
      <style:graphic-properties draw:auto-grow-height="true" fo:min-height="12.18cm"/>
    </style:style>
    <style:style style:name="pr7" style:family="presentation" style:parent-style-name="lyt-bluegrey-notes">
      <style:graphic-properties draw:fill-color="#ffffff" fo:min-height="12.572cm"/>
    </style:style>
    <style:style style:name="pr8" style:family="presentation" style:parent-style-name="lyt-bluegrey-outline1">
      <style:graphic-properties fo:min-height="18.975cm"/>
    </style:style>
    <style:style style:name="P1" style:family="paragraph">
      <style:text-properties fo:font-size="26.399999618530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00" fo:font-size="26pt" style:font-size-asian="26pt" style:font-size-complex="26pt"/>
    </style:style>
    <style:style style:name="T5" style:family="text">
      <style:text-properties fo:color="#e6ff00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ffff" fo:font-size="22pt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d2ca67" fo:font-family="Monaco" style:font-family-generic="swiss" style:font-pitch="fixed" fo:font-size="26pt" style:font-family-asian="Monaco" style:font-family-generic-asian="swiss" style:font-pitch-asian="fixed" style:font-size-asian="26pt" style:font-family-complex="Monaco" style:font-family-generic-complex="swiss" style:font-pitch-complex="fixed" style:font-size-complex="26pt"/>
    </style:style>
    <style:style style:name="T11" style:family="text">
      <style:text-properties fo:color="#f7f7f7" fo:font-family="Monaco" style:font-family-generic="swiss" style:font-pitch="fixed" fo:font-size="26pt" style:font-family-asian="Monaco" style:font-family-generic-asian="swiss" style:font-pitch-asian="fixed" style:font-size-asian="26pt" style:font-family-complex="Monaco" style:font-family-generic-complex="swiss" style:font-pitch-complex="fixed" style:font-size-complex="26pt"/>
    </style:style>
    <style:style style:name="T12" style:family="text">
      <style:text-properties fo:color="#5fa61b" fo:font-family="Monaco" style:font-family-generic="swiss" style:font-pitch="fixed" fo:font-size="26pt" style:font-family-asian="Monaco" style:font-family-generic-asian="swiss" style:font-pitch-asian="fixed" style:font-size-asian="26pt" style:font-family-complex="Monaco" style:font-family-generic-complex="swiss" style:font-pitch-complex="fixed" style:font-size-complex="2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ffffff" fo:font-size="15pt" style:font-size-asian="15pt" style:font-size-complex="15pt"/>
    </style:style>
    <style:style style:name="T1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">Backbone.js &amp; Grails</text:span></text:p>
            <text:p/>
            <text:p/>
            <text:p>Jean Barmash</text:p>
            <text:p>@jbarmash</text:p>
            <text:p>jean@ctoschool.org</text:p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ch UI Strategies</text:p>
          </draw:text-box>
        </draw:frame>
        <draw:frame presentation:style-name="pr4" draw:layer="layout" svg:width="25.199cm" svg:height="12.653cm" svg:x="1.4cm" svg:y="4.914cm" presentation:class="outline" presentation:user-transformed="true">
          <draw:text-box>
            <text:list text:style-name="L2">
              <text:list-item>
                <text:p>Server-Side Frameworks / Components</text:p>
                <text:list>
                  <text:list-item>
                    <text:p>GWT, ZK, Vaadin</text:p>
                  </text:list-item>
                </text:list>
              </text:list-item>
              <text:list-item>
                <text:p>UI Toolkits</text:p>
                <text:list>
                  <text:list-item>
                    <text:p>EXT-js, YUI, Dojo</text:p>
                  </text:list-item>
                </text:list>
              </text:list-item>
              <text:list-item>
                <text:p>PJAX </text:p>
                <text:list>
                  <text:list-item>
                    <text:p>Combination of server-side / client-techniques</text:p>
                  </text:list-item>
                </text:list>
              </text:list-item>
              <text:list-item>
                <text:p>DOM Manipulation</text:p>
                <text:list>
                  <text:list-item>
                    <text:p>JQuery, Proto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Query Example</text:p>
          </draw:text-box>
        </draw:frame>
        <draw:frame presentation:style-name="pr4" draw:layer="layout" svg:width="25.199cm" svg:height="16.357cm" svg:x="1.4cm" svg:y="4.914cm" presentation:class="outline" presentation:user-transformed="true">
          <draw:text-box>
            <text:list text:style-name="L2">
              <text:list-header>
                <text:p><text:span text:style-name="T2">$.getJSON('/todo', function(data){</text:span></text:p>
                <text:p>→ receives</text:p>
                <text:p><text:span text:style-name="T3">{ id:1, description: 'Learn Grails', status: 'complete' }</text:span></text:p>
                <text:p>→ HTML / DOM</text:p>
                <text:p><text:span text:style-name="T4">&lt;input type='checkbox' data-id='1'&gt;Learn Grails &lt;/input&gt;</text:span></text:p>
                <text:p><text:span text:style-name="T5">Problems:</text:span></text:p>
                <text:p>Connection to original data is lost. <text:s/></text:p>
                <text:p>No abstraction for the data. </text:p>
                <text:p>Difficult to manage multiple views of data 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lient-Side MVCs</text:p>
          </draw:text-box>
        </draw:frame>
        <draw:frame presentation:style-name="pr6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Backbone.js</text:p>
              </text:list-item>
              <text:list-item>
                <text:p>Spine.js</text:p>
              </text:list-item>
              <text:list-item>
                <text:p>Sencha</text:p>
              </text:list-item>
              <text:list-item>
                <text:p>Angular.js</text:p>
              </text:list-item>
              <text:list-item>
                <text:p>Ember</text:p>
              </text:list-item>
              <text:list-item>
                <text:p/>
              </text:list-item>
              <text:list-item>
                <text:p>Shine for Single-Page Apps, esp with multiple views and complicated interaction model. <text:s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 MVC vs Client MVC</text:p>
          </draw:text-box>
        </draw:frame>
        <draw:frame presentation:style-name="pr6" draw:layer="layout" svg:width="25.199cm" svg:height="13.212cm" svg:x="1.4cm" svg:y="4.914cm" presentation:class="outline" presentation:user-transformed="true">
          <draw:text-box>
            <text:list text:style-name="L2">
              <text:list-item>
                <text:p>Grails</text:p>
                <text:list>
                  <text:list-item>
                    <text:p>M – Domain Objects, GORM</text:p>
                  </text:list-item>
                  <text:list-item>
                    <text:p>V – Views, GSP, Templates</text:p>
                  </text:list-item>
                  <text:list-item>
                    <text:p>C – Orchestrate Generate Views, Process Requests, Glue Everything Together</text:p>
                  </text:list-item>
                </text:list>
              </text:list-item>
              <text:list-item>
                <text:p>Client-MVC (Backbone)</text:p>
                <text:list>
                  <text:list-item>
                    <text:p>M – Model, Communicate over REST</text:p>
                  </text:list-item>
                  <text:list-item>
                    <text:p>V – View, Templates</text:p>
                  </text:list-item>
                  <text:list-item>
                    <text:p>C - <text:s/>???, Browser Event Handling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Backbone is a Micro-Framework</text:p>
          </draw:text-box>
        </draw:frame>
        <draw:frame presentation:style-name="pr4" draw:layer="layout" svg:width="25.199cm" svg:height="14.591cm" svg:x="1.4cm" svg:y="4.914cm" presentation:class="outline" presentation:user-transformed="true">
          <draw:text-box>
            <text:list text:style-name="L2">
              <text:list-item>
                <text:p>Less than 1K LOC</text:p>
              </text:list-item>
              <text:list-item>
                <text:p>Some building blocks for organizing code</text:p>
              </text:list-item>
              <text:list-item>
                <text:p>Not a full-fledged framework</text:p>
              </text:list-item>
              <text:list-item>
                <text:p>Extensible &amp; Pluggable</text:p>
              </text:list-item>
              <text:list-item>
                <text:p/>
              </text:list-item>
              <text:list-item>
                <text:p>Like Ratpack vs Grails or Sinatra vs Rails</text:p>
              </text:list-item>
              <text:list-item>
                <text:p/>
              </text:list-item>
              <text:list-item>
                <text:p><text:span text:style-name="T6">Good Discussion – Backbone vs Ember</text:span></text:p>
                <text:list>
                  <text:list-item>
                    <text:p><text:span text:style-name="T7"><text:a xlink:href="http://smus.com/backbone-and-ember/">http://smus.com/backbone-and-ember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Backbone.js Components</text:p>
          </draw:text-box>
        </draw:frame>
        <draw:frame presentation:style-name="pr4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Backbone.js (5.6Kb zipped, v 0.9.2). </text:p>
              </text:list-item>
              <text:list-item>
                <text:p>Underscore.js (only hard dependency)</text:p>
              </text:list-item>
              <text:list-item>
                <text:p>json2.js, and either jQuery ( &gt; 1.4.2) or Zepto.</text:p>
                <text:list>
                  <text:list-item>
                    <text:p>Lots more functionality</text:p>
                  </text:list-item>
                  <text:list-item>
                    <text:p>RESTful persistence</text:p>
                  </text:list-item>
                  <text:list-item>
                    <text:p>History support via Backbone.Router </text:p>
                  </text:list-item>
                  <text:list-item>
                    <text:p>DOM manipulation with Backbone.View</text:p>
                  </text:list-item>
                </text:list>
              </text:list-item>
              <text:list-item>
                <text:p>Backbone.sync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Backbone.j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lient-Side App Structure</text:p>
              </text:list-item>
              <text:list-item>
                <text:p>Objects to model data </text:p>
              </text:list-item>
              <text:list-item>
                <text:p>Automatic Synchronization to/from server</text:p>
              </text:list-item>
              <text:list-item>
                <text:p>Modular &amp; Extensible</text:p>
              </text:list-item>
              <text:list-item>
                <text:p>Views display Models as HTML/DOM</text:p>
              </text:list-item>
              <text:list-item>
                <text:p>Events Sent between Views and Model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Flow - Rendering</text:p>
          </draw:text-box>
        </draw:frame>
        <draw:custom-shape draw:style-name="gr2" draw:text-style-name="P2" xml:id="id1" draw:id="id1" draw:layer="layout" svg:width="5.842cm" svg:height="2.54cm" svg:x="0.508cm" svg:y="8.89cm">
          <text:p text:style-name="P2">Server / RES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2.54cm" svg:x="8.636cm" svg:y="8.89cm">
          <text:p text:style-name="P2">Model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334cm" svg:height="2.794cm" svg:x="16.256cm" svg:y="8.89cm">
          <text:p text:style-name="P2">View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572cm" svg:height="3.048cm" svg:x="23.114cm" svg:y="8.89cm">
          <text:p text:style-name="P2">HTML/DOM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08cm" svg:height="2.286cm" svg:x="16.51cm" svg:y="12.954cm">
          <text:p text:style-name="P2">View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318cm" svg:height="2.54cm" svg:x="23.114cm" svg:y="12.954cm">
          <text:p text:style-name="P2">HTML/DOM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35cm" svg:y1="10.16cm" svg:x2="8.636cm" svg:y2="10.16cm" draw:start-shape="id1" draw:end-shape="id2" draw:end-glue-point="3" svg:d="m6350 10160h2286">
          <text:p/>
        </draw:connector>
        <draw:connector draw:style-name="gr4" draw:text-style-name="P2" draw:layer="layout" draw:type="line" svg:x1="6.35cm" svg:y1="10.16cm" svg:x2="8.636cm" svg:y2="10.16cm" draw:start-shape="id1" draw:start-glue-point="1" draw:end-shape="id2" svg:d="m6350 10160h2286">
          <text:p/>
        </draw:connector>
        <draw:connector draw:style-name="gr4" draw:text-style-name="P2" draw:layer="layout" draw:type="line" svg:x1="13.716cm" svg:y1="10.16cm" svg:x2="16.256cm" svg:y2="10.287cm" draw:start-shape="id2" draw:start-glue-point="1" draw:end-shape="id3" draw:end-glue-point="3" svg:d="m13716 10160 2540 127">
          <text:p/>
        </draw:connector>
        <draw:connector draw:style-name="gr4" draw:text-style-name="P2" draw:layer="layout" draw:type="line" svg:x1="13.716cm" svg:y1="10.16cm" svg:x2="16.51cm" svg:y2="14.097cm" draw:start-shape="id2" draw:end-shape="id4" draw:end-glue-point="3" svg:d="m13716 10160 2794 3937">
          <text:p/>
        </draw:connector>
        <draw:connector draw:style-name="gr4" draw:text-style-name="P2" draw:layer="layout" draw:type="line" svg:x1="21.59cm" svg:y1="10.287cm" svg:x2="23.114cm" svg:y2="10.414cm" draw:start-shape="id3" draw:end-shape="id5" draw:end-glue-point="3" svg:d="m21590 10287 1524 127">
          <text:p/>
        </draw:connector>
        <draw:connector draw:style-name="gr4" draw:text-style-name="P2" draw:layer="layout" draw:type="line" svg:x1="21.59cm" svg:y1="14.097cm" svg:x2="23.114cm" svg:y2="14.224cm" draw:start-shape="id4" draw:start-glue-point="1" draw:end-shape="id6" svg:d="m21590 14097 1524 127">
          <text:p/>
        </draw:connector>
        <draw:line draw:style-name="gr5" draw:text-style-name="P2" draw:layer="layout" svg:x1="7.366cm" svg:y1="3.81cm" svg:x2="7.366cm" svg:y2="17.272cm">
          <text:p/>
        </draw:lin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low – User Actions</text:p>
          </draw:text-box>
        </draw:frame>
        <draw:custom-shape draw:style-name="gr2" draw:text-style-name="P3" xml:id="id12" draw:id="id12" draw:layer="layout" svg:width="5.842cm" svg:height="2.54cm" svg:x="0.508cm" svg:y="8.89cm">
          <text:p text:style-name="P2"><text:span text:style-name="T8">Server / RE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5.08cm" svg:height="2.54cm" svg:x="8.636cm" svg:y="8.89cm">
          <text:p text:style-name="P2"><text:span text:style-name="T8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5.334cm" svg:height="2.794cm" svg:x="16.256cm" svg:y="7.366cm">
          <text:p text:style-name="P2"><text:span text:style-name="T8">View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572cm" svg:height="3.048cm" svg:x="22.86cm" svg:y="6.096cm">
          <text:p text:style-name="P2"><text:span text:style-name="T8">HTML/D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5.08cm" svg:height="2.286cm" svg:x="16.51cm" svg:y="12.954cm">
          <text:p text:style-name="P2"><text:span text:style-name="T8">View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318cm" svg:height="2.54cm" svg:x="23.114cm" svg:y="12.954cm">
          <text:p text:style-name="P2"><text:span text:style-name="T8">HTML/DOM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3.716cm" svg:y1="10.16cm" svg:x2="16.51cm" svg:y2="14.097cm" draw:start-shape="id7" draw:end-shape="id8" draw:end-glue-point="3" svg:d="m13716 10160 2794 3937">
          <text:p/>
        </draw:connector>
        <draw:connector draw:style-name="gr4" draw:text-style-name="P2" draw:layer="layout" draw:type="line" svg:x1="21.59cm" svg:y1="14.097cm" svg:x2="23.114cm" svg:y2="14.224cm" draw:start-shape="id8" draw:start-glue-point="1" draw:end-shape="id9" svg:d="m21590 14097 1524 127">
          <text:p/>
        </draw:connector>
        <draw:line draw:style-name="gr5" draw:text-style-name="P2" draw:layer="layout" svg:x1="7.366cm" svg:y1="3.81cm" svg:x2="7.366cm" svg:y2="17.272cm">
          <text:p/>
        </draw:line>
        <draw:connector draw:style-name="gr4" draw:text-style-name="P2" draw:layer="layout" draw:type="line" svg:x1="22.86cm" svg:y1="7.62cm" svg:x2="21.59cm" svg:y2="8.763cm" draw:start-shape="id10" draw:end-shape="id11" svg:d="m22860 7620-1270 1143">
          <text:p/>
        </draw:connector>
        <draw:connector draw:style-name="gr4" draw:text-style-name="P2" draw:layer="layout" draw:type="line" svg:x1="16.256cm" svg:y1="8.763cm" svg:x2="13.716cm" svg:y2="10.16cm" draw:start-shape="id11" draw:end-shape="id7" draw:end-glue-point="1" svg:d="m16256 8763-2540 1397">
          <text:p/>
        </draw:connector>
        <draw:connector draw:style-name="gr4" draw:text-style-name="P2" draw:layer="layout" draw:type="line" svg:x1="8.636cm" svg:y1="10.16cm" svg:x2="6.35cm" svg:y2="10.16cm" draw:start-shape="id7" draw:start-glue-point="3" draw:end-shape="id12" svg:d="m8636 10160h-2286">
          <text:p/>
        </draw:connector>
        <draw:frame draw:style-name="gr6" draw:layer="layout" svg:width="4.49cm" svg:height="0.963cm" svg:x="19.585cm" svg:y="4.826cm">
          <draw:text-box>
            <text:p>1. DOM Event</text:p>
          </draw:text-box>
        </draw:frame>
        <draw:frame draw:style-name="gr6" draw:layer="layout" svg:width="5.15cm" svg:height="0.963cm" svg:x="10.922cm" svg:y="6.858cm">
          <draw:text-box>
            <text:p>2. Update Model</text:p>
          </draw:text-box>
        </draw:frame>
        <draw:frame draw:style-name="gr6" draw:layer="layout" svg:width="6.856cm" svg:height="0.963cm" svg:x="10.162cm" svg:y="11.737cm">
          <draw:text-box>
            <text:p>3. Update Other Views</text:p>
          </draw:text-box>
        </draw:frame>
        <draw:frame draw:style-name="gr6" draw:layer="layout" svg:width="6.141cm" svg:height="1.675cm" svg:x="20.574cm" svg:y="16.256cm">
          <draw:text-box>
            <text:p>4. Re-Render DOM </text:p>
            <text:p><text:s text:c="4"/>For View2</text:p>
          </draw:text-box>
        </draw:frame>
        <draw:frame draw:style-name="gr6" draw:layer="layout" svg:width="5.294cm" svg:height="0.963cm" svg:x="5.12cm" svg:y="13.97cm">
          <draw:text-box>
            <text:p>5. Update Server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ckbone Concept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Model </text:p>
              </text:list-item>
              <text:list-item>
                <text:p>Collection</text:p>
              </text:list-item>
              <text:list-item>
                <text:p>View</text:p>
              </text:list-item>
              <text:list-item>
                <text:p>Events</text:p>
              </text:list-item>
              <text:list-item>
                <text:p>Routes / Histor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4" draw:layer="layout" svg:width="25.199cm" svg:height="15.226cm" svg:x="1.4cm" svg:y="4.914cm" presentation:class="outline" presentation:user-transformed="true">
          <draw:text-box>
            <text:list text:style-name="L2">
              <text:list-item>
                <text:p><text:s/>window.Todo = Backbone.Model.extend({});</text:p>
              </text:list-item>
              <text:list-item>
                <text:p>No strict schema definition like in Grails</text:p>
              </text:list-item>
              <text:list-item>
                <text:p>Persistence Configuration</text:p>
              </text:list-item>
              <text:list-item>
                <text:p>Attributes</text:p>
              </text:list-item>
              <text:list-item>
                <text:p>Defaults</text:p>
              </text:list-item>
              <text:list-item>
                <text:p>Functions</text:p>
              </text:list-item>
              <text:list-item>
                <text:p>Events – change, sync, destroy, change:attr</text:p>
              </text:list-item>
              <text:list-item>
                <text:p>Collections</text:p>
                <text:list>
                  <text:list-item>
                    <text:p>List of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 Example</text:p>
          </draw:text-box>
        </draw:frame>
        <draw:frame presentation:style-name="pr4" draw:text-style-name="P5" draw:layer="layout" svg:width="25.199cm" svg:height="15.257cm" svg:x="1.4cm" svg:y="3.81cm" presentation:class="outline" presentation:user-transformed="true">
          <draw:text-box>
            <text:list text:style-name="L2">
              <text:list-header>
                <text:p text:style-name="P4"><text:span text:style-name="T9"><text:s text:c="2"/></text:span><text:span text:style-name="T9">window.Todo = Backbone.Model.extend({</text:span></text:p>
                <text:p text:style-name="P4"><text:span text:style-name="T9"><text:s text:c="3"/></text:span><text:span text:style-name="T9">urlRoot:'todos',</text:span></text:p>
                <text:p text:style-name="P4"><text:span text:style-name="T9"><text:s text:c="4"/></text:span><text:span text:style-name="T9">// Default attributes for a todo item.</text:span></text:p>
                <text:p text:style-name="P4"><text:span text:style-name="T9"><text:s text:c="4"/></text:span><text:span text:style-name="T9">defaults: function() {</text:span></text:p>
                <text:p text:style-name="P4"><text:span text:style-name="T9"><text:s text:c="6"/></text:span><text:span text:style-name="T9">return {</text:span></text:p>
                <text:p text:style-name="P4"><text:span text:style-name="T9"><text:s text:c="8"/></text:span><text:span text:style-name="T9">done: <text:s/>false,</text:span></text:p>
                <text:p text:style-name="P4"><text:span text:style-name="T9"><text:s text:c="8"/></text:span><text:span text:style-name="T9">order: Todos.nextOrder()</text:span></text:p>
                <text:p text:style-name="P4"><text:span text:style-name="T9"><text:s text:c="6"/></text:span><text:span text:style-name="T9">};</text:span></text:p>
                <text:p text:style-name="P4"><text:span text:style-name="T9"><text:s text:c="4"/></text:span><text:span text:style-name="T9">},</text:span></text:p>
                <text:p text:style-name="P4"><text:span text:style-name="T9"><text:s text:c="4"/></text:span><text:span text:style-name="T9">toggle: function() {</text:span></text:p>
                <text:p text:style-name="P4"><text:span text:style-name="T9"><text:s text:c="6"/></text:span><text:span text:style-name="T9">this.save({done: !this.get("done")});</text:span></text:p>
                <text:p text:style-name="P4"><text:span text:style-name="T9"><text:s text:c="4"/></text:span><text:span text:style-name="T9">}</text:span></text:p>
                <text:p text:style-name="P4"><text:span text:style-name="T9"><text:s text:c="2"/></text:span><text:span text:style-name="T9">});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nipulating Model</text:p>
          </draw:text-box>
        </draw:frame>
        <draw:frame presentation:style-name="pr4" draw:layer="layout" svg:width="25.199cm" svg:height="14.625cm" svg:x="1.4cm" svg:y="4.914cm" presentation:class="outline" presentation:user-transformed="true">
          <draw:text-box>
            <text:list text:style-name="L2">
              <text:list-header>
                <text:p>var item = new window.Todo();</text:p>
                <text:p>item.set({text:'Hello Gr8Conf!'}); <text:s/>//fire change</text:p>
                <text:p>item.save(); <text:s text:c="3"/>//POST /todos with JSON</text:p>
                <text:p>item.get('id'); <text:s/>→ 3</text:p>
                <text:p>item.destroy(); <text:s/>//DELETE /todos/3 </text:p>
                <text:p>item.toJSON();</text:p>
                <text:p><text:span text:style-name="T2">item.on('change:text', function() {</text:span></text:p>
                <text:p><text:span text:style-name="T10"><text:s text:c="3"/></text:span><text:span text:style-name="T10">alert</text:span><text:span text:style-name="T11">(</text:span><text:span text:style-name="T12">'Change happened!'</text:span><text:span text:style-name="T11">);</text:span></text:p>
                <text:p><text:span text:style-name="T2">});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 – Backbone Method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itialize() - constructor</text:p>
              </text:list-item>
              <text:list-item>
                <text:p>fetch() - retrieve from server</text:p>
              </text:list-item>
              <text:list-item>
                <text:p>save() - save to server (post / put)</text:p>
              </text:list-item>
              <text:list-item>
                <text:p>set(JSON)</text:p>
              </text:list-item>
              <text:list-item>
                <text:p>get(attribute)</text:p>
              </text:list-item>
              <text:list-item>
                <text:p>validate()</text:p>
              </text:list-item>
              <text:list-item>
                <text:p>destroy(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lection – Backbone Methods</text:p>
          </draw:text-box>
        </draw:frame>
        <draw:frame presentation:style-name="pr4" draw:layer="layout" svg:width="25.199cm" svg:height="15.471cm" svg:x="1.4cm" svg:y="4.914cm" presentation:class="outline" presentation:user-transformed="true">
          <draw:text-box>
            <text:list text:style-name="L2">
              <text:list-item>
                <text:p><text:span text:style-name="T13">Add(models)</text:span></text:p>
              </text:list-item>
              <text:list-item>
                <text:p><text:span text:style-name="T13">Remove(models)</text:span></text:p>
              </text:list-item>
              <text:list-item>
                <text:p><text:span text:style-name="T13">get(id)</text:span></text:p>
              </text:list-item>
              <text:list-item>
                <text:p><text:span text:style-name="T13">GetByCid()</text:span></text:p>
              </text:list-item>
              <text:list-item>
                <text:p><text:span text:style-name="T13">at(index)</text:span></text:p>
              </text:list-item>
              <text:list-item>
                <text:p><text:span text:style-name="T13">Comparator()</text:span></text:p>
              </text:list-item>
              <text:list-item>
                <text:p><text:span text:style-name="T13">Where()</text:span></text:p>
              </text:list-item>
              <text:list-item>
                <text:p><text:span text:style-name="T13">Fetch()</text:span></text:p>
              </text:list-item>
              <text:list-item>
                <text:p><text:span text:style-name="T13">Reset()</text:span></text:p>
              </text:list-item>
              <text:list-item>
                <text:p><text:span text:style-name="T13">create(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lection – Underscore.js Methods</text:p>
          </draw:text-box>
        </draw:frame>
        <draw:frame presentation:style-name="pr4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forEach(each)</text:p>
              </text:list-item>
              <text:list-item>
                <text:p>map (like groovy collect)</text:p>
              </text:list-item>
              <text:list-item>
                <text:p>reduce</text:p>
              </text:list-item>
              <text:list-item>
                <text:p>find</text:p>
              </text:list-item>
              <text:list-item>
                <text:p>filter</text:p>
              </text:list-item>
              <text:list-item>
                <text:p>every</text:p>
              </text:list-item>
              <text:list-item>
                <text:p>groupBy</text:p>
              </text:list-item>
              <text:list-item>
                <text:p>indexOf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ew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1 - Responsible for Rendering Data</text:p>
                <text:p><text:span text:style-name="T14">var TodoListView = Backbone.View.extend({</text:span></text:p>
                <text:p><text:span text:style-name="T14"><text:s text:c="2"/></text:span><text:span text:style-name="T14">tagName : 'li', //div is default</text:span></text:p>
                <text:p><text:span text:style-name="T14"><text:s text:c="2"/></text:span><text:span text:style-name="T14">render: function() {</text:span></text:p>
                <text:p><text:span text:style-name="T14"><text:s text:c="5"/></text:span><text:span text:style-name="T14">var html = "&lt;span style="font-color='red'&gt;" + this.model.get('description') + "&lt;/font&gt;";</text:span></text:p>
                <text:p><text:span text:style-name="T14"><text:s text:c="5"/></text:span><text:span text:style-name="T14">$this.$el.html(html);</text:span></text:p>
                <text:p><text:span text:style-name="T14"><text:s text:c="2"/></text:span><text:span text:style-name="T14">}</text:span></text:p>
                <text:p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ews – Listen for Events &amp; Model Changes</text:p>
          </draw:text-box>
        </draw:frame>
        <draw:frame presentation:style-name="pr4" draw:text-style-name="P6" draw:layer="layout" svg:width="25.199cm" svg:height="15.257cm" svg:x="1.4cm" svg:y="4.914cm" presentation:class="outline" presentation:user-transformed="true">
          <draw:text-box>
            <text:list text:style-name="L2">
              <text:list-header>
                <text:p><text:span text:style-name="T9">var TodoListView = Backbone.View.extend({</text:span></text:p>
                <text:p><text:span text:style-name="T9"><text:s text:c="2"/></text:span><text:span text:style-name="T9">initialize: function () {</text:span></text:p>
                <text:p><text:span text:style-name="T9"><text:s text:c="6"/></text:span><text:span text:style-name="T9">this.model.on('change', this.alertUser, this);</text:span></text:p>
                <text:p><text:span text:style-name="T9"><text:s text:c="3"/></text:span><text:span text:style-name="T9">}</text:span></text:p>
                <text:p><text:span text:style-name="T9"><text:s text:c="3"/></text:span><text:span text:style-name="T9">alertUser() {</text:span></text:p>
                <text:p><text:span text:style-name="T9"><text:s text:c="5"/></text:span><text:span text:style-name="T9">alert ("Something Changed!");</text:span></text:p>
                <text:p><text:span text:style-name="T9"><text:s text:c="3"/></text:span><text:span text:style-name="T9">} <text:s/></text:span></text:p>
                <text:p><text:span text:style-name="T9"><text:s text:c="3"/></text:span><text:span text:style-name="T9">events: {</text:span></text:p>
                <text:p><text:span text:style-name="T9"><text:s text:c="7"/></text:span><text:span text:style-name="T9">"click span" : "makeEditable" <text:s/></text:span></text:p>
                <text:p><text:span text:style-name="T9"><text:s text:c="8"/></text:span><text:span text:style-name="T9">"keypress .todo-input" <text:s text:c="5"/>: "updateOnEnter"</text:span></text:p>
                <text:p><text:span text:style-name="T9"><text:s text:c="4"/></text:span><text:span text:style-name="T9">}</text:span></text:p>
                <text:p><text:span text:style-name="T9"><text:s text:c="4"/></text:span><text:span text:style-name="T9">makeEditable: function() { }</text:span></text:p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lection View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Views for Collections</text:p>
              </text:list-item>
              <text:list-item>
                <text:p>Delegates rendering responsibility to contained model views</text:p>
              </text:list-item>
              <text:list-item>
                <text:p>Also respond to even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3"><text:a xlink:href="http://github.com/jbarmash">http://github.com/jbarmash</text:a></text:span><text:span text:style-name="T13">/grails-backbone-todo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8" draw:layer="layout" svg:width="25.199cm" svg:height="18.975cm" svg:x="1.4cm" svg:y="3.81cm" presentation:class="outline" presentation:user-transformed="true">
          <draw:text-box>
            <text:list text:style-name="L2">
              <text:list-item>
                <text:p><text:span text:style-name="T15">Main Backbone Page - http://backbonejs.org/</text:span></text:p>
              </text:list-item>
              <text:list-item>
                <text:p><text:span text:style-name="T15">Backbone and Ember - Microframework vs Framework</text:span></text:p>
                <text:list>
                  <text:list-item>
                    <text:p><text:span text:style-name="T16"><text:a xlink:href="http://smus.com/backbone-and-ember/">http://smus.com/backbone-and-ember/</text:a></text:span></text:p>
                  </text:list-item>
                </text:list>
              </text:list-item>
              <text:list-item>
                <text:p><text:span text:style-name="T15">Turorials</text:span></text:p>
                <text:list>
                  <text:list-item>
                    <text:p><text:span text:style-name="T15">http://backbonetutorials.com/</text:span></text:p>
                  </text:list-item>
                </text:list>
                <text:p><text:span text:style-name="T15">Step By Step from JQuery to Backbone</text:span></text:p>
                <text:list>
                  <text:list-item text:start-value="1">
                    <text:p><text:span text:style-name="T15">https://github.com/kjbekkelund/writings/blob/master/published/understanding-backbone.md/</text:span></text:p>
                  </text:list-item>
                </text:list>
              </text:list-item>
              <text:list-item>
                <text:p><text:span text:style-name="T15">Code School - Anatomy of Backbone.js</text:span></text:p>
                <text:list>
                  <text:list-item>
                    <text:p><text:span text:style-name="T15">http://www.codeschool.com/courses/anatomy-of-backbonejs</text:span></text:p>
                  </text:list-item>
                </text:list>
              </text:list-item>
              <text:list-item>
                <text:p><text:span text:style-name="T15">Backbone - Hacker's Guide</text:span></text:p>
                <text:list>
                  <text:list-item>
                    <text:p><text:span text:style-name="T15">http://dailyjs.com/2012/07/19/mvstar-2/</text:span></text:p>
                  </text:list-item>
                </text:list>
              </text:list-item>
              <text:list-item>
                <text:p><text:span text:style-name="T15">Tutorial On Building Single Page Backbone.js app</text:span></text:p>
                <text:list>
                  <text:list-item>
                    <text:p><text:span text:style-name="T15">http://andyet.net/blog/2010/oct/29/building-a-single-page-app-with-backbonejs-undersc/</text:span></text:p>
                  </text:list-item>
                </text:list>
              </text:list-item>
              <text:list-item>
                <text:p><text:span text:style-name="T17">NYC -</text:span></text:p>
              </text:list-item>
              <text:list-item>
                <text:p><text:span text:style-name="T17"><text:s text:c="3"/></text:span><text:span text:style-name="T17">Groovy / Grails Meetup </text:span><text:span text:style-name="T17"><text:a xlink:href="http://meetup.com/grails">http://meetup.com/grails</text:a></text:span></text:p>
              </text:list-item>
              <text:list-item>
                <text:p><text:span text:style-name="T17">CTO School – www.ctoschool.org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3T14:20:28.06</meta:creation-date>
    <dc:date>2012-08-17T01:20:50.57</dc:date>
    <meta:editing-duration>P2DT22H42M56S</meta:editing-duration>
    <meta:editing-cycles>53</meta:editing-cycles>
    <meta:generator>LibreOffice/3.5$Windows_x86 LibreOffice_project/165a79a-7059095-e13bb37-fef39a4-9503d18</meta:generator>
    <meta:document-statistic meta:object-count="148"/>
  </office:meta>
</office:document-meta>
</file>